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528071" officeooo:paragraph-rsid="00528071"/>
    </style:style>
    <style:style style:name="P2" style:family="paragraph" style:parent-style-name="_5f_text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font-name="Calibri Light" fo:font-size="10pt" fo:language="en" fo:country="US" fo:font-weight="250" officeooo:rsid="004df2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<text:span text:style-name="T1">Node</text:span><text:span text:style-name="T2">+</text:span><text:span text:style-name="T1">Express</text:span><text:span text:style-name="T2">+</text:span><text:span text:style-name="T1">Sequelize</text:span><text:span text:style-name="T2">+</text:span><text:span text:style-name="T1">MySQL</text:span></text:p>
      <text:p text:style-name="P2"/>
      <text:p text:style-name="_5f_heading_5f_2">Создать приложение Node.js</text:p>
      <text:p text:style-name="P2">Сначала мы создаем папку:</text:p>
      <text:p text:style-name="_5f_code">$ mkdir nodejs-express-sequelize-mysql</text:p>
      <text:p text:style-name="_5f_code">$ cd nodejs-express-sequelize-mysql</text:p>
      <text:p text:style-name="_5f_text">Затем мы инициализируем приложение Node.js файлом package.json :</text:p>
      <text:p text:style-name="P2"/>
      <text:p text:style-name="_5f_code">npm init</text:p>
      <text:p text:style-name="_5f_code"/>
      <text:p text:style-name="_5f_code">name: (nodejs-express-sequelize-mysql) </text:p>
      <text:p text:style-name="_5f_code">version: (1.0.0) </text:p>
      <text:p text:style-name="_5f_code">description: Node.js Rest Apis with Express, Sequelize &amp; MySQL.</text:p>
      <text:p text:style-name="_5f_code">entry point: (index.js) server.js</text:p>
      <text:p text:style-name="_5f_code">test command: </text:p>
      <text:p text:style-name="_5f_code">git repository: </text:p>
      <text:p text:style-name="_5f_code">keywords: nodejs, express, sequelize, mysql, rest, api</text:p>
      <text:p text:style-name="_5f_code">author: bezkoder</text:p>
      <text:p text:style-name="_5f_code">license: (ISC)</text:p>
      <text:p text:style-name="_5f_code"/>
      <text:p text:style-name="_5f_code">Is this ok? (yes) yes</text:p>
      <text:p text:style-name="P2">Нам нужно установить необходимые модули: express, sequelize, mysql2и body-parser.</text:p>
      <text:p text:style-name="P2">Выполните команду:</text:p>
      <text:p text:style-name="P2"/>
      <text:p text:style-name="P2">npm install express sequelize mysql2 body-parser cors --save</text:p>
      <text:p text:style-name="P2">Package.json файл должен выглядеть следующим образом :</text:p>
      <text:p text:style-name="P2"/>
      <text:p text:style-name="P2">{</text:p>
      <text:p text:style-name="P2"><text:s text:c="2"/>"name": "nodejs-express-sequelize-mysql",</text:p>
      <text:p text:style-name="P2"><text:s text:c="2"/>"version": "1.0.0",</text:p>
      <text:p text:style-name="P2"><text:s text:c="2"/>"description": "Node.js Rest Apis with Express, Sequelize &amp; MySQL",</text:p>
      <text:p text:style-name="P2"><text:s text:c="2"/>"main": "server.js",</text:p>
      <text:p text:style-name="P2"><text:s text:c="2"/>"scripts": {</text:p>
      <text:p text:style-name="P2"><text:s text:c="4"/>"test": "echo \"Error: no test specified\" &amp;&amp; exit 1"</text:p>
      <text:p text:style-name="P2"><text:s text:c="2"/>},</text:p>
      <text:p text:style-name="P2"><text:s text:c="2"/>"keywords": [</text:p>
      <text:p text:style-name="P2"><text:s text:c="4"/>"nodejs",</text:p>
      <text:p text:style-name="P2"><text:s text:c="4"/>"express",</text:p>
      <text:p text:style-name="P2"><text:s text:c="4"/>"rest",</text:p>
      <text:p text:style-name="P2"><text:s text:c="4"/>"api",</text:p>
      <text:p text:style-name="P2"><text:s text:c="4"/>"sequelize",</text:p>
      <text:p text:style-name="P2"><text:s text:c="4"/>"mysql"</text:p>
      <text:p text:style-name="P2"><text:s text:c="2"/>],</text:p>
      <text:p text:style-name="P2"><text:s text:c="2"/>"author": "bezkoder",</text:p>
      <text:p text:style-name="P2"><text:s text:c="2"/>"license": "ISC",</text:p>
      <text:p text:style-name="P2"><text:s text:c="2"/>"dependencies": {</text:p>
      <text:p text:style-name="P2"><text:s text:c="4"/>"body-parser": "^1.19.0",</text:p>
      <text:p text:style-name="P2"><text:s text:c="4"/>"cors": "^2.8.5",</text:p>
      <text:p text:style-name="P2"><text:s text:c="4"/>"express": "^4.17.1",</text:p>
      <text:p text:style-name="P2"><text:s text:c="4"/>"mysql2": "^2.0.2",</text:p>
      <text:p text:style-name="P2"><text:s text:c="4"/>"sequelize": "^5.21.2"</text:p>
      <text:p text:style-name="P2"><text:s text:c="2"/>}</text:p>
      <text:p text:style-name="P2">}</text:p>
      <text:p text:style-name="P2">Настройка веб-сервера Express</text:p>
      <text:p text:style-name="P2">В корневой папке создадим новый файл server.js :</text:p>
      <text:p text:style-name="P2"/>
      <text:p text:style-name="P2"><text:soft-page-break/>const express = require("express");</text:p>
      <text:p text:style-name="P2">const bodyParser = require("body-parser");</text:p>
      <text:p text:style-name="P2">const cors = require("cors");</text:p>
      <text:p text:style-name="P2"/>
      <text:p text:style-name="P2">const app = express();</text:p>
      <text:p text:style-name="P2"/>
      <text:p text:style-name="P2">var corsOptions = {</text:p>
      <text:p text:style-name="P2"><text:s text:c="2"/>origin: "http://localhost:8081"</text:p>
      <text:p text:style-name="P2">};</text:p>
      <text:p text:style-name="P2"/>
      <text:p text:style-name="P2">app.use(cors(corsOptions));</text:p>
      <text:p text:style-name="P2"/>
      <text:p text:style-name="P2">// parse requests of content-type - application/json</text:p>
      <text:p text:style-name="P2">app.use(bodyParser.json());</text:p>
      <text:p text:style-name="P2"/>
      <text:p text:style-name="P2">// parse requests of content-type - application/x-www-form-urlencoded</text:p>
      <text:p text:style-name="P2">app.use(bodyParser.urlencoded({ extended: true }));</text:p>
      <text:p text:style-name="P2"/>
      <text:p text:style-name="P2">// simple route</text:p>
      <text:p text:style-name="P2">app.get("/", (req, res) =&gt; {</text:p>
      <text:p text:style-name="P2"><text:s text:c="2"/>res.json({ message: "Welcome to bezkoder application." });</text:p>
      <text:p text:style-name="P2">});</text:p>
      <text:p text:style-name="P2"/>
      <text:p text:style-name="P2">// set port, listen for requests</text:p>
      <text:p text:style-name="P2">const PORT = process.env.PORT || 8080;</text:p>
      <text:p text:style-name="P2">app.listen(PORT, () =&gt; {</text:p>
      <text:p text:style-name="P2"><text:s text:c="2"/>console.log(`Server is running on port ${PORT}.`);</text:p>
      <text:p text:style-name="P2">});</text:p>
      <text:p text:style-name="P2">Что мы делаем , являются:</text:p>
      <text:p text:style-name="P2">- импорт express, body-parserи corsмодули:</text:p>
      <text:p text:style-name="P2"/>
      <text:p text:style-name="P2">Экспресс предназначен для создания API Rest</text:p>
      <text:p text:style-name="P2">body-parser помогает разобрать запрос и создать req.bodyобъект</text:p>
      <text:p text:style-name="P2">cors предоставляет промежуточное ПО Express для поддержки CORS с различными опциями.</text:p>
      <text:p text:style-name="P2">- создать приложение Экспресс, а затем добавить body-parserи corsпромежуточное программное используя app.use()метод. Обратите внимание , что мы установили происхождение: http://localhost:8081.</text:p>
      <text:p text:style-name="P2">- определить простой для тестирования маршрут GET.</text:p>
      <text:p text:style-name="P2">- прослушивать порт 8080 на предмет входящих запросов.</text:p>
      <text:p text:style-name="P2"/>
      <text:p text:style-name="P2">Теперь давайте запустим приложение с помощью команды: node server.js.</text:p>
      <text:p text:style-name="P2">Откройте браузер с URL-адресом http: // localhost: 8080 / , вы увидите:</text:p>
      <text:p text:style-name="P2"/>
      <text:p text:style-name="P2">узел-js-экспресс-sequelize-mysql-пример-сервер установки</text:p>
      <text:p text:style-name="P2"/>
      <text:p text:style-name="P2">Да, первый шаг сделан. Мы будем работать с Sequelize в следующем разделе.</text:p>
      <text:p text:style-name="P2"/>
      <text:p text:style-name="P2">Настроить базу данных MySQL и Sequelize</text:p>
      <text:p text:style-name="P2">В папке приложения мы создаем отдельную папку config для конфигурации с файлом db.config.js следующим образом:</text:p>
      <text:p text:style-name="P2"/>
      <text:p text:style-name="P2">module.exports = {</text:p>
      <text:p text:style-name="P2"><text:s text:c="2"/>HOST: "localhost",</text:p>
      <text:p text:style-name="P2"><text:s text:c="2"/>USER: "root",</text:p>
      <text:p text:style-name="P2"><text:s text:c="2"/>PASSWORD: "123456",</text:p>
      <text:p text:style-name="P2"><text:s text:c="2"/>DB: "testdb",</text:p>
      <text:p text:style-name="P2"><text:s text:c="2"/>dialect: "mysql",</text:p>
      <text:p text:style-name="P2"><text:s text:c="2"/>pool: {</text:p>
      <text:p text:style-name="P2"><text:s text:c="4"/>max: 5,</text:p>
      <text:p text:style-name="P2"><text:s text:c="4"/>min: 0,</text:p>
      <text:p text:style-name="P2"><text:soft-page-break/><text:s text:c="4"/>acquire: 30000,</text:p>
      <text:p text:style-name="P2"><text:s text:c="4"/>idle: 10000</text:p>
      <text:p text:style-name="P2"><text:s text:c="2"/>}</text:p>
      <text:p text:style-name="P2">};</text:p>
      <text:p text:style-name="P2">Первые пять параметров предназначены для подключения к MySQL.</text:p>
      <text:p text:style-name="P2">poolне является обязательным, он будет использоваться для настройки пула соединений Sequelize:</text:p>
      <text:p text:style-name="P2"/>
      <text:p text:style-name="P2">max: максимальное количество подключений в пуле</text:p>
      <text:p text:style-name="P2">min: минимальное количество подключений в пуле</text:p>
      <text:p text:style-name="P2">idle: максимальное время в миллисекундах, в течение которого соединение может находиться в режиме ожидания перед освобождением</text:p>
      <text:p text:style-name="P2">acquire: максимальное время в миллисекундах, в течение которого этот пул будет пытаться установить соединение перед выдачей ошибки</text:p>
      <text:p text:style-name="P2">Дополнительные сведения см. В Справочнике по API конструктора Sequelize .</text:p>
      <text:p text:style-name="P2"/>
      <text:p text:style-name="P2">Инициализировать Sequelize</text:p>
      <text:p text:style-name="P2">Мы собираемся инициализировать Sequelize в папке app / models, которая будет содержать модель на следующем шаге.</text:p>
      <text:p text:style-name="P2"/>
      <text:p text:style-name="P2">Теперь создайте app / models / index.js со следующим кодом:</text:p>
      <text:p text:style-name="P2"/>
      <text:p text:style-name="P2">const dbConfig = require("../config/db.config.js");</text:p>
      <text:p text:style-name="P2"/>
      <text:p text:style-name="P2">const Sequelize = require("sequelize");</text:p>
      <text:p text:style-name="P2">const sequelize = new Sequelize(dbConfig.DB, dbConfig.USER, dbConfig.PASSWORD, {</text:p>
      <text:p text:style-name="P2"><text:s text:c="2"/>host: dbConfig.HOST,</text:p>
      <text:p text:style-name="P2"><text:s text:c="2"/>dialect: dbConfig.dialect,</text:p>
      <text:p text:style-name="P2"><text:s text:c="2"/>operatorsAliases: false,</text:p>
      <text:p text:style-name="P2"/>
      <text:p text:style-name="P2"><text:s text:c="2"/>pool: {</text:p>
      <text:p text:style-name="P2"><text:s text:c="4"/>max: dbConfig.pool.max,</text:p>
      <text:p text:style-name="P2"><text:s text:c="4"/>min: dbConfig.pool.min,</text:p>
      <text:p text:style-name="P2"><text:s text:c="4"/>acquire: dbConfig.pool.acquire,</text:p>
      <text:p text:style-name="P2"><text:s text:c="4"/>idle: dbConfig.pool.idle</text:p>
      <text:p text:style-name="P2"><text:s text:c="2"/>}</text:p>
      <text:p text:style-name="P2">});</text:p>
      <text:p text:style-name="P2"/>
      <text:p text:style-name="P2">const db = {};</text:p>
      <text:p text:style-name="P2"/>
      <text:p text:style-name="P2">db.Sequelize = Sequelize;</text:p>
      <text:p text:style-name="P2">db.sequelize = sequelize;</text:p>
      <text:p text:style-name="P2"/>
      <text:p text:style-name="P2">db.tutorials = require("./tutorial.model.js")(sequelize, Sequelize);</text:p>
      <text:p text:style-name="P2"/>
      <text:p text:style-name="P2">module.exports = db;</text:p>
      <text:p text:style-name="P2">Не забудьте вызвать sync()метод в server.js :</text:p>
      <text:p text:style-name="P2"/>
      <text:p text:style-name="P2">...</text:p>
      <text:p text:style-name="P2">const app = express();</text:p>
      <text:p text:style-name="P2">app.use(...);</text:p>
      <text:p text:style-name="P2"/>
      <text:p text:style-name="P2">const db = require("./app/models");</text:p>
      <text:p text:style-name="P2">db.sequelize.sync();</text:p>
      <text:p text:style-name="P2"/>
      <text:p text:style-name="P2">...</text:p>
      <text:p text:style-name="P2">В процессе разработки вам может потребоваться удалить существующие таблицы и повторно синхронизировать базу данных. Просто используйте force: trueследующий код:</text:p>
      <text:p text:style-name="P2"/>
      <text:p text:style-name="P2"/>
      <text:p text:style-name="P2"><text:soft-page-break/>db.sequelize.sync({ force: true }).then(() =&gt; {</text:p>
      <text:p text:style-name="P2"><text:s text:c="2"/>console.log("Drop and re-sync db.");</text:p>
      <text:p text:style-name="P2">});</text:p>
      <text:p text:style-name="P2">Определите модель сиквелизации</text:p>
      <text:p text:style-name="P2">В папке моделей создайте файл tutorial.model.js следующим образом:</text:p>
      <text:p text:style-name="P2"/>
      <text:p text:style-name="P2">module.exports = (sequelize, Sequelize) =&gt; {</text:p>
      <text:p text:style-name="P2"><text:s text:c="2"/>const Tutorial = sequelize.define("tutorial", {</text:p>
      <text:p text:style-name="P2"><text:s text:c="4"/>title: {</text:p>
      <text:p text:style-name="P2"><text:s text:c="6"/>type: Sequelize.STRING</text:p>
      <text:p text:style-name="P2"><text:s text:c="4"/>},</text:p>
      <text:p text:style-name="P2"><text:s text:c="4"/>description: {</text:p>
      <text:p text:style-name="P2"><text:s text:c="6"/>type: Sequelize.STRING</text:p>
      <text:p text:style-name="P2"><text:s text:c="4"/>},</text:p>
      <text:p text:style-name="P2"><text:s text:c="4"/>published: {</text:p>
      <text:p text:style-name="P2"><text:s text:c="6"/>type: Sequelize.BOOLEAN</text:p>
      <text:p text:style-name="P2"><text:s text:c="4"/>}</text:p>
      <text:p text:style-name="P2"><text:s text:c="2"/>});</text:p>
      <text:p text:style-name="P2"/>
      <text:p text:style-name="P2"><text:s text:c="2"/>return Tutorial;</text:p>
      <text:p text:style-name="P2">};</text:p>
      <text:p text:style-name="P2">Эта модель Sequelize представляет собой таблицу руководств в базе данных MySQL. Эти столбцы будут сгенерированы автоматически: id , title , description , published , createdAt , updatedAt .</text:p>
      <text:p text:style-name="P2"/>
      <text:p text:style-name="P2">После инициализации Sequelize нам не нужно писать функции CRUD, Sequelize поддерживает их все:</text:p>
      <text:p text:style-name="P2"/>
      <text:p text:style-name="P2">создайте новый учебник: create(object)</text:p>
      <text:p text:style-name="P2">найти учебник по идентификатору: findByPk(id)</text:p>
      <text:p text:style-name="P2">получить все уроки: findAll()</text:p>
      <text:p text:style-name="P2">обновить учебник по идентификатору: update(data, where: { id: id })</text:p>
      <text:p text:style-name="P2">удалить учебник: destroy(where: { id: id })</text:p>
      <text:p text:style-name="P2">удалить все учебники: destroy(where: {})</text:p>
      <text:p text:style-name="P2">найти все учебные пособия по названию: findAll({ where: { title: ... } })</text:p>
      <text:p text:style-name="P2">Эти функции будут использоваться в нашем контроллере.</text:p>
      <text:p text:style-name="P2"/>
      <text:p text:style-name="P2">Мы можем улучшить этот пример, добавив комментарии к каждому учебнику. Это отношения «один-ко-многим», и я пишу руководство для этого по адресу:</text:p>
      <text:p text:style-name="P2">Sequelize Associations: One-to-Many example - Node.js, MySQL</text:p>
      <text:p text:style-name="P2"/>
      <text:p text:style-name="P2">Или вы можете добавить теги для каждого учебного пособия и добавить учебные пособия к тегу (отношение «многие-ко-многим»):</text:p>
      <text:p text:style-name="P2">пример объединения «многие-ко-многим» с помощью Node.js и MySQL.</text:p>
      <text:p text:style-name="P2"/>
      <text:p text:style-name="P2">Создать контроллер</text:p>
      <text:p text:style-name="P2">Внутри папки app / controllers давайте создадим tutorial.controller.js с этими функциями CRUD:</text:p>
      <text:p text:style-name="P2"/>
      <text:p text:style-name="P2">Создайте</text:p>
      <text:p text:style-name="P2">найти все</text:p>
      <text:p text:style-name="P2">findOne</text:p>
      <text:p text:style-name="P2">Обновить</text:p>
      <text:p text:style-name="P2">удалять</text:p>
      <text:p text:style-name="P2">удалить все</text:p>
      <text:p text:style-name="P2">findAllPublished</text:p>
      <text:p text:style-name="P2">const db = require("../models");</text:p>
      <text:p text:style-name="P2">const Tutorial = db.tutorials;</text:p>
      <text:p text:style-name="P2">const Op = db.Sequelize.Op;</text:p>
      <text:p text:style-name="P2"/>
      <text:p text:style-name="P2">// Create and Save a new Tutorial</text:p>
      <text:p text:style-name="P2">exports.create = (req, res) =&gt; {</text:p>
      <text:p text:style-name="P2"><text:soft-page-break/><text:s text:c="2"/></text:p>
      <text:p text:style-name="P2">};</text:p>
      <text:p text:style-name="P2"/>
      <text:p text:style-name="P2">// Retrieve all Tutorials from the database.</text:p>
      <text:p text:style-name="P2">exports.findAll = (req, res) =&gt; {</text:p>
      <text:p text:style-name="P2"><text:s text:c="2"/></text:p>
      <text:p text:style-name="P2">};</text:p>
      <text:p text:style-name="P2"/>
      <text:p text:style-name="P2">// Find a single Tutorial with an id</text:p>
      <text:p text:style-name="P2">exports.findOne = (req, res) =&gt; {</text:p>
      <text:p text:style-name="P2"><text:s text:c="2"/></text:p>
      <text:p text:style-name="P2">};</text:p>
      <text:p text:style-name="P2"/>
      <text:p text:style-name="P2">// Update a Tutorial by the id in the request</text:p>
      <text:p text:style-name="P2">exports.update = (req, res) =&gt; {</text:p>
      <text:p text:style-name="P2"><text:s text:c="2"/></text:p>
      <text:p text:style-name="P2">};</text:p>
      <text:p text:style-name="P2"/>
      <text:p text:style-name="P2">// Delete a Tutorial with the specified id in the request</text:p>
      <text:p text:style-name="P2">exports.delete = (req, res) =&gt; {</text:p>
      <text:p text:style-name="P2"><text:s text:c="2"/></text:p>
      <text:p text:style-name="P2">};</text:p>
      <text:p text:style-name="P2"/>
      <text:p text:style-name="P2">// Delete all Tutorials from the database.</text:p>
      <text:p text:style-name="P2">exports.deleteAll = (req, res) =&gt; {</text:p>
      <text:p text:style-name="P2"><text:s text:c="2"/></text:p>
      <text:p text:style-name="P2">};</text:p>
      <text:p text:style-name="P2"/>
      <text:p text:style-name="P2">// Find all published Tutorials</text:p>
      <text:p text:style-name="P2">exports.findAllPublished = (req, res) =&gt; {</text:p>
      <text:p text:style-name="P2"><text:s text:c="2"/></text:p>
      <text:p text:style-name="P2">};</text:p>
      <text:p text:style-name="P2">Реализуем эти функции.</text:p>
      <text:p text:style-name="P2"/>
      <text:p text:style-name="P2">Создать новый объект</text:p>
      <text:p text:style-name="P2">Создайте и сохраните новый учебник:</text:p>
      <text:p text:style-name="P2"/>
      <text:p text:style-name="P2">exports.create = (req, res) =&gt; {</text:p>
      <text:p text:style-name="P2"><text:s text:c="2"/>// Validate request</text:p>
      <text:p text:style-name="P2"><text:s text:c="2"/>if (!req.body.title) {</text:p>
      <text:p text:style-name="P2"><text:s text:c="4"/>res.status(400).send({</text:p>
      <text:p text:style-name="P2"><text:s text:c="6"/>message: "Content can not be empty!"</text:p>
      <text:p text:style-name="P2"><text:s text:c="4"/>});</text:p>
      <text:p text:style-name="P2"><text:s text:c="4"/>return;</text:p>
      <text:p text:style-name="P2"><text:s text:c="2"/>}</text:p>
      <text:p text:style-name="P2"/>
      <text:p text:style-name="P2"><text:s text:c="2"/>// Create a Tutorial</text:p>
      <text:p text:style-name="P2"><text:s text:c="2"/>const tutorial = {</text:p>
      <text:p text:style-name="P2"><text:s text:c="4"/>title: req.body.title,</text:p>
      <text:p text:style-name="P2"><text:s text:c="4"/>description: req.body.description,</text:p>
      <text:p text:style-name="P2"><text:s text:c="4"/>published: req.body.published ? req.body.published : false</text:p>
      <text:p text:style-name="P2"><text:s text:c="2"/>};</text:p>
      <text:p text:style-name="P2"/>
      <text:p text:style-name="P2"><text:s text:c="2"/>// Save Tutorial in the database</text:p>
      <text:p text:style-name="P2"><text:s text:c="2"/>Tutorial.create(tutorial)</text:p>
      <text:p text:style-name="P2"><text:s text:c="4"/>.then(data =&gt; {</text:p>
      <text:p text:style-name="P2"><text:s text:c="6"/>res.send(data);</text:p>
      <text:p text:style-name="P2"><text:s text:c="4"/>})</text:p>
      <text:p text:style-name="P2"><text:s text:c="4"/>.catch(err =&gt; {</text:p>
      <text:p text:style-name="P2"><text:soft-page-break/><text:s text:c="6"/>res.status(500).send({</text:p>
      <text:p text:style-name="P2"><text:s text:c="8"/>message:</text:p>
      <text:p text:style-name="P2"><text:s text:c="10"/>err.message || "Some error occurred while creating the Tutorial."</text:p>
      <text:p text:style-name="P2"><text:s text:c="6"/>});</text:p>
      <text:p text:style-name="P2"><text:s text:c="4"/>});</text:p>
      <text:p text:style-name="P2">};</text:p>
      <text:p text:style-name="P2">Получить объекты (с условием)</text:p>
      <text:p text:style-name="P2">Получить все учебники / найти по названию из базы данных:</text:p>
      <text:p text:style-name="P2"/>
      <text:p text:style-name="P2">exports.findAll = (req, res) =&gt; {</text:p>
      <text:p text:style-name="P2"><text:s text:c="2"/>const title = req.query.title;</text:p>
      <text:p text:style-name="P2"><text:s text:c="2"/>var condition = title ? { title: { [Op.like]: `%${title}%` } } : null;</text:p>
      <text:p text:style-name="P2"/>
      <text:p text:style-name="P2"><text:s text:c="2"/>Tutorial.findAll({ where: condition })</text:p>
      <text:p text:style-name="P2"><text:s text:c="4"/>.then(data =&gt; {</text:p>
      <text:p text:style-name="P2"><text:s text:c="6"/>res.send(data);</text:p>
      <text:p text:style-name="P2"><text:s text:c="4"/>})</text:p>
      <text:p text:style-name="P2"><text:s text:c="4"/>.catch(err =&gt; {</text:p>
      <text:p text:style-name="P2"><text:s text:c="6"/>res.status(500).send({</text:p>
      <text:p text:style-name="P2"><text:s text:c="8"/>message:</text:p>
      <text:p text:style-name="P2"><text:s text:c="10"/>err.message || "Some error occurred while retrieving tutorials."</text:p>
      <text:p text:style-name="P2"><text:s text:c="6"/>});</text:p>
      <text:p text:style-name="P2"><text:s text:c="4"/>});</text:p>
      <text:p text:style-name="P2">};</text:p>
      <text:p text:style-name="P2">Мы используем req.query.titleдля получения строки запроса из Request и рассматриваем ее как условие для findAll()метода.</text:p>
      <text:p text:style-name="P2"/>
      <text:p text:style-name="P2">Получить один объект</text:p>
      <text:p text:style-name="P2">Найдите один учебник с id:</text:p>
      <text:p text:style-name="P2"/>
      <text:p text:style-name="P2">exports.findOne = (req, res) =&gt; {</text:p>
      <text:p text:style-name="P2"><text:s text:c="2"/>const id = req.params.id;</text:p>
      <text:p text:style-name="P2"/>
      <text:p text:style-name="P2"><text:s text:c="2"/>Tutorial.findByPk(id)</text:p>
      <text:p text:style-name="P2"><text:s text:c="4"/>.then(data =&gt; {</text:p>
      <text:p text:style-name="P2"><text:s text:c="6"/>res.send(data);</text:p>
      <text:p text:style-name="P2"><text:s text:c="4"/>})</text:p>
      <text:p text:style-name="P2"><text:s text:c="4"/>.catch(err =&gt; {</text:p>
      <text:p text:style-name="P2"><text:s text:c="6"/>res.status(500).send({</text:p>
      <text:p text:style-name="P2"><text:s text:c="8"/>message: "Error retrieving Tutorial with id=" + id</text:p>
      <text:p text:style-name="P2"><text:s text:c="6"/>});</text:p>
      <text:p text:style-name="P2"><text:s text:c="4"/>});</text:p>
      <text:p text:style-name="P2">};</text:p>
      <text:p text:style-name="P2">Обновить объект</text:p>
      <text:p text:style-name="P2">Обновите учебное пособие, указанное idв запросе:</text:p>
      <text:p text:style-name="P2"/>
      <text:p text:style-name="P2">exports.update = (req, res) =&gt; {</text:p>
      <text:p text:style-name="P2"><text:s text:c="2"/>const id = req.params.id;</text:p>
      <text:p text:style-name="P2"/>
      <text:p text:style-name="P2"><text:s text:c="2"/>Tutorial.update(req.body, {</text:p>
      <text:p text:style-name="P2"><text:s text:c="4"/>where: { id: id }</text:p>
      <text:p text:style-name="P2"><text:s text:c="2"/>})</text:p>
      <text:p text:style-name="P2"><text:s text:c="4"/>.then(num =&gt; {</text:p>
      <text:p text:style-name="P2"><text:s text:c="6"/>if (num == 1) {</text:p>
      <text:p text:style-name="P2"><text:s text:c="8"/>res.send({</text:p>
      <text:p text:style-name="P2"><text:s text:c="10"/>message: "Tutorial was updated successfully."</text:p>
      <text:p text:style-name="P2"><text:s text:c="8"/>});</text:p>
      <text:p text:style-name="P2"><text:s text:c="6"/>} else {</text:p>
      <text:p text:style-name="P2"><text:s text:c="8"/>res.send({</text:p>
      <text:p text:style-name="P2"><text:soft-page-break/><text:s text:c="10"/>message: `Cannot update Tutorial with id=${id}. Maybe Tutorial was not found or req.body is empty!`</text:p>
      <text:p text:style-name="P2"><text:s text:c="8"/>});</text:p>
      <text:p text:style-name="P2"><text:s text:c="6"/>}</text:p>
      <text:p text:style-name="P2"><text:s text:c="4"/>})</text:p>
      <text:p text:style-name="P2"><text:s text:c="4"/>.catch(err =&gt; {</text:p>
      <text:p text:style-name="P2"><text:s text:c="6"/>res.status(500).send({</text:p>
      <text:p text:style-name="P2"><text:s text:c="8"/>message: "Error updating Tutorial with id=" + id</text:p>
      <text:p text:style-name="P2"><text:s text:c="6"/>});</text:p>
      <text:p text:style-name="P2"><text:s text:c="4"/>});</text:p>
      <text:p text:style-name="P2">};</text:p>
      <text:p text:style-name="P2">Удалить объект</text:p>
      <text:p text:style-name="P2">Удалить учебник с указанным id:</text:p>
      <text:p text:style-name="P2"/>
      <text:p text:style-name="P2">exports.delete = (req, res) =&gt; {</text:p>
      <text:p text:style-name="P2"><text:s text:c="2"/>const id = req.params.id;</text:p>
      <text:p text:style-name="P2"/>
      <text:p text:style-name="P2"><text:s text:c="2"/>Tutorial.destroy({</text:p>
      <text:p text:style-name="P2"><text:s text:c="4"/>where: { id: id }</text:p>
      <text:p text:style-name="P2"><text:s text:c="2"/>})</text:p>
      <text:p text:style-name="P2"><text:s text:c="4"/>.then(num =&gt; {</text:p>
      <text:p text:style-name="P2"><text:s text:c="6"/>if (num == 1) {</text:p>
      <text:p text:style-name="P2"><text:s text:c="8"/>res.send({</text:p>
      <text:p text:style-name="P2"><text:s text:c="10"/>message: "Tutorial was deleted successfully!"</text:p>
      <text:p text:style-name="P2"><text:s text:c="8"/>});</text:p>
      <text:p text:style-name="P2"><text:s text:c="6"/>} else {</text:p>
      <text:p text:style-name="P2"><text:s text:c="8"/>res.send({</text:p>
      <text:p text:style-name="P2"><text:s text:c="10"/>message: `Cannot delete Tutorial with id=${id}. Maybe Tutorial was not found!`</text:p>
      <text:p text:style-name="P2"><text:s text:c="8"/>});</text:p>
      <text:p text:style-name="P2"><text:s text:c="6"/>}</text:p>
      <text:p text:style-name="P2"><text:s text:c="4"/>})</text:p>
      <text:p text:style-name="P2"><text:s text:c="4"/>.catch(err =&gt; {</text:p>
      <text:p text:style-name="P2"><text:s text:c="6"/>res.status(500).send({</text:p>
      <text:p text:style-name="P2"><text:s text:c="8"/>message: "Could not delete Tutorial with id=" + id</text:p>
      <text:p text:style-name="P2"><text:s text:c="6"/>});</text:p>
      <text:p text:style-name="P2"><text:s text:c="4"/>});</text:p>
      <text:p text:style-name="P2">};</text:p>
      <text:p text:style-name="P2">Удалить все объекты</text:p>
      <text:p text:style-name="P2">Удалите все учебники из базы данных:</text:p>
      <text:p text:style-name="P2"/>
      <text:p text:style-name="P2">exports.deleteAll = (req, res) =&gt; {</text:p>
      <text:p text:style-name="P2"><text:s text:c="2"/>Tutorial.destroy({</text:p>
      <text:p text:style-name="P2"><text:s text:c="4"/>where: {},</text:p>
      <text:p text:style-name="P2"><text:s text:c="4"/>truncate: false</text:p>
      <text:p text:style-name="P2"><text:s text:c="2"/>})</text:p>
      <text:p text:style-name="P2"><text:s text:c="4"/>.then(nums =&gt; {</text:p>
      <text:p text:style-name="P2"><text:s text:c="6"/>res.send({ message: `${nums} Tutorials were deleted successfully!` });</text:p>
      <text:p text:style-name="P2"><text:s text:c="4"/>})</text:p>
      <text:p text:style-name="P2"><text:s text:c="4"/>.catch(err =&gt; {</text:p>
      <text:p text:style-name="P2"><text:s text:c="6"/>res.status(500).send({</text:p>
      <text:p text:style-name="P2"><text:s text:c="8"/>message:</text:p>
      <text:p text:style-name="P2"><text:s text:c="10"/>err.message || "Some error occurred while removing all tutorials."</text:p>
      <text:p text:style-name="P2"><text:s text:c="6"/>});</text:p>
      <text:p text:style-name="P2"><text:s text:c="4"/>});</text:p>
      <text:p text:style-name="P2">};</text:p>
      <text:p text:style-name="P2">Найти все объекты по условию</text:p>
      <text:p text:style-name="P2">Найдите все учебники с published = true:</text:p>
      <text:p text:style-name="P2"/>
      <text:p text:style-name="P2">exports.findAllPublished = (req, res) =&gt; {</text:p>
      <text:p text:style-name="P2"><text:s text:c="2"/>Tutorial.findAll({ where: { published: true } })</text:p>
      <text:p text:style-name="P2"><text:soft-page-break/><text:s text:c="4"/>.then(data =&gt; {</text:p>
      <text:p text:style-name="P2"><text:s text:c="6"/>res.send(data);</text:p>
      <text:p text:style-name="P2"><text:s text:c="4"/>})</text:p>
      <text:p text:style-name="P2"><text:s text:c="4"/>.catch(err =&gt; {</text:p>
      <text:p text:style-name="P2"><text:s text:c="6"/>res.status(500).send({</text:p>
      <text:p text:style-name="P2"><text:s text:c="8"/>message:</text:p>
      <text:p text:style-name="P2"><text:s text:c="10"/>err.message || "Some error occurred while retrieving tutorials."</text:p>
      <text:p text:style-name="P2"><text:s text:c="6"/>});</text:p>
      <text:p text:style-name="P2"><text:s text:c="4"/>});</text:p>
      <text:p text:style-name="P2">};</text:p>
      <text:p text:style-name="P2">Этот контроллер можно немного изменить, чтобы он возвращал ответ нумерации страниц:</text:p>
      <text:p text:style-name="P2"/>
      <text:p text:style-name="P2">{</text:p>
      <text:p text:style-name="P2"><text:s text:c="4"/>"totalItems": 8,</text:p>
      <text:p text:style-name="P2"><text:s text:c="4"/>"tutorials": [...],</text:p>
      <text:p text:style-name="P2"><text:s text:c="4"/>"totalPages": 3,</text:p>
      <text:p text:style-name="P2"><text:s text:c="4"/>"currentPage": 1</text:p>
      <text:p text:style-name="P2">}</text:p>
      <text:p text:style-name="P2">Вы можете найти более подробную информацию в:</text:p>
      <text:p text:style-name="P2">Разбиение на страницы на стороне сервера в Node.js с Sequelize и MySQL</text:p>
      <text:p text:style-name="P2"/>
      <text:p text:style-name="P2">Определить маршруты</text:p>
      <text:p text:style-name="P2">Когда клиент отправляет запрос на конечную точку с помощью HTTP-запроса (GET, POST, PUT, DELETE), нам нужно определить, как сервер будет отвечать, настроив маршруты.</text:p>
      <text:p text:style-name="P2"/>
      <text:p text:style-name="P2">Это наши маршруты:</text:p>
      <text:p text:style-name="P2"/>
      <text:p text:style-name="P2">/api/tutorials: GET, POST, DELETE</text:p>
      <text:p text:style-name="P2">/api/tutorials/:id: GET, PUT, DELETE</text:p>
      <text:p text:style-name="P2">/api/tutorials/published: ПОЛУЧИТЬ</text:p>
      <text:p text:style-name="P2">Создайте turorial.routes.js внутри папки app / routes с таким содержимым:</text:p>
      <text:p text:style-name="P2"/>
      <text:p text:style-name="P2">module.exports = app =&gt; {</text:p>
      <text:p text:style-name="P2"><text:s text:c="2"/>const tutorials = require("../controllers/tutorial.controller.js");</text:p>
      <text:p text:style-name="P2"/>
      <text:p text:style-name="P2"><text:s text:c="2"/>var router = require("express").Router();</text:p>
      <text:p text:style-name="P2"/>
      <text:p text:style-name="P2"><text:s text:c="2"/>// Create a new Tutorial</text:p>
      <text:p text:style-name="P2"><text:s text:c="2"/>router.post("/", tutorials.create);</text:p>
      <text:p text:style-name="P2"/>
      <text:p text:style-name="P2"><text:s text:c="2"/>// Retrieve all Tutorials</text:p>
      <text:p text:style-name="P2"><text:s text:c="2"/>router.get("/", tutorials.findAll);</text:p>
      <text:p text:style-name="P2"/>
      <text:p text:style-name="P2"><text:s text:c="2"/>// Retrieve all published Tutorials</text:p>
      <text:p text:style-name="P2"><text:s text:c="2"/>router.get("/published", tutorials.findAllPublished);</text:p>
      <text:p text:style-name="P2"/>
      <text:p text:style-name="P2"><text:s text:c="2"/>// Retrieve a single Tutorial with id</text:p>
      <text:p text:style-name="P2"><text:s text:c="2"/>router.get("/:id", tutorials.findOne);</text:p>
      <text:p text:style-name="P2"/>
      <text:p text:style-name="P2"><text:s text:c="2"/>// Update a Tutorial with id</text:p>
      <text:p text:style-name="P2"><text:s text:c="2"/>router.put("/:id", tutorials.update);</text:p>
      <text:p text:style-name="P2"/>
      <text:p text:style-name="P2"><text:s text:c="2"/>// Delete a Tutorial with id</text:p>
      <text:p text:style-name="P2"><text:s text:c="2"/>router.delete("/:id", tutorials.delete);</text:p>
      <text:p text:style-name="P2"/>
      <text:p text:style-name="P2"><text:s text:c="2"/>// Delete all Tutorials</text:p>
      <text:p text:style-name="P2"><text:s text:c="2"/>router.delete("/", tutorials.deleteAll);</text:p>
      <text:p text:style-name="P2"/>
      <text:p text:style-name="P2"><text:s text:c="2"/>app.use('/api/tutorials', router);</text:p>
      <text:p text:style-name="P2"><text:soft-page-break/>};</text:p>
      <text:p text:style-name="P2">Вы можете видеть, что мы используем контроллер из /controllers/tutorial.controller.js.</text:p>
      <text:p text:style-name="P2"/>
      <text:p text:style-name="P2">Нам также необходимо включить маршруты в server.js (прямо перед этим app.listen()):</text:p>
      <text:p text:style-name="P2"/>
      <text:p text:style-name="P2">...</text:p>
      <text:p text:style-name="P2"/>
      <text:p text:style-name="P2">require("./app/routes/turorial.routes")(app);</text:p>
      <text:p text:style-name="P2"/>
      <text:p text:style-name="P2">// set port, listen for requests</text:p>
      <text:p text:style-name="P2">const PORT = ...;</text:p>
      <text:p text:style-name="P2">app.listen(...);</text:p>
      <text:p text:style-name="_5f_heading_5f_2">Протестируйте API</text:p>
      <text:p text:style-name="_5f_text">Запуск нашего приложения Node.js с помощью команды: </text:p>
      <text:p text:style-name="_5f_code">node server.js</text:p>
      <text:p text:style-name="_5f_text">Консоль показывает:</text:p>
      <text:p text:style-name="_5f_code">Server is running on port 8080.</text:p>
      <text:p text:style-name="_5f_code">Executing (default): DROP TABLE IF EXISTS `tutorials`;</text:p>
      <text:p text:style-name="_5f_code">Executing (default): CREATE TABLE IF NOT EXISTS `tutorials` (`id` INTEGER NOT NULL auto_increment , `title` VARCHAR(255), `description` VARCHAR(255), `published` TINYINT(1), `createdAt` DATETIME NOT NULL, `updatedAt` DATETIME NOT NULL, PRIMARY KEY (`id`)) ENGINE=InnoDB;</text:p>
      <text:p text:style-name="_5f_code">Executing (default): SHOW INDEX FROM `tutorials`</text:p>
      <text:p text:style-name="_5f_code">Drop and re-sync db.</text:p>
      <text:p text:style-name="P1">Не показывает. По ходу нет базы данных.</text:p>
      <text:p text:style-name="P1"/>
      <text:p text:style-name="P1"/>
      <text:p text:style-name="P2">Используя Postman, мы протестируем все вышеупомянутые Apis.</text:p>
      <text:p text:style-name="P2"/>
      <text:p text:style-name="P2">Создайте новый учебник, используя POST /tutorialsApi</text:p>
      <text:p text:style-name="P2"/>
      <text:p text:style-name="P2">node-js-express-sequelize-mysql-example-demo-create-object</text:p>
      <text:p text:style-name="P2"/>
      <text:p text:style-name="P2">После создания новых руководств вы можете проверить таблицу MySQL:</text:p>
      <text:p text:style-name="P2"/>
      <text:p text:style-name="P2">mysql&gt; select * from tutorials;</text:p>
      <text:p text:style-name="P2">+----+-------------------+-------------------+-----------+---------------------+---------------------+</text:p>
      <text:p text:style-name="P2">| id | title <text:s text:c="12"/>| description <text:s text:c="6"/>| published | createdAt <text:s text:c="10"/>| updatedAt <text:s text:c="10"/>|</text:p>
      <text:p text:style-name="P2">+----+-------------------+-------------------+-----------+---------------------+---------------------+</text:p>
      <text:p text:style-name="P2">| <text:s/>1 | JS: Node Tut #1 <text:s text:c="2"/>| Tut#1 Description | <text:s text:c="8"/>0 | 2019-12-13 01:13:57 | 2019-12-13 01:13:57 |</text:p>
      <text:p text:style-name="P2">| <text:s/>2 | JS: Node Tut #2 <text:s text:c="2"/>| Tut#2 Description | <text:s text:c="8"/>0 | 2019-12-13 01:16:08 | 2019-12-13 01:16:08 |</text:p>
      <text:p text:style-name="P2">| <text:s/>3 | JS: Vue Tut #3 <text:s text:c="3"/>| Tut#3 Description | <text:s text:c="8"/>0 | 2019-12-13 01:16:24 | 2019-12-13 01:16:24 |</text:p>
      <text:p text:style-name="P2">| <text:s/>4 | Vue Tut #4 <text:s text:c="7"/>| Tut#4 Description | <text:s text:c="8"/>0 | 2019-12-13 01:16:48 | 2019-12-13 01:16:48 |</text:p>
      <text:p text:style-name="P2">| <text:s/>5 | Node &amp; Vue Tut #5 | Tut#5 Description | <text:s text:c="8"/>0 | 2019-12-13 01:16:58 | 2019-12-13 01:16:58 |</text:p>
      <text:p text:style-name="P2">+----+-------------------+-------------------+-----------+---------------------+---------------------+</text:p>
      <text:p text:style-name="P2"/>
      <text:p text:style-name="P2">Получить все учебные пособия с помощью GET /tutorialsApi</text:p>
      <text:p text:style-name="P2"/>
      <text:p text:style-name="P2">node-js-express-sequelize-mysql-example-demo-retrieve-объекты</text:p>
      <text:p text:style-name="P2"/>
      <text:p text:style-name="P2"/>
      <text:p text:style-name="P2">Получите одно руководство по идентификатору с помощью GET /tutorials/:idApi</text:p>
      <text:p text:style-name="P2"/>
      <text:p text:style-name="P2">узел-js-экспресс-sequelize-mysql-example-demo-get-single-object</text:p>
      <text:p text:style-name="P2"/>
      <text:p text:style-name="P2"><text:soft-page-break/></text:p>
      <text:p text:style-name="P2">Обновите учебник с помощью PUT /tutorials/:idApi</text:p>
      <text:p text:style-name="P2"/>
      <text:p text:style-name="P2">node-js-express-sequelize-mysql-example-demo-update-объект</text:p>
      <text:p text:style-name="P2"/>
      <text:p text:style-name="P2">Проверить tutorialsтаблицу после обновления некоторых строк:</text:p>
      <text:p text:style-name="P2"/>
      <text:p text:style-name="P2">mysql&gt; select * from tutorials;</text:p>
      <text:p text:style-name="P2">+----+-------------------+-------------------+-----------+---------------------+---------------------+</text:p>
      <text:p text:style-name="P2">| id | title <text:s text:c="12"/>| description <text:s text:c="6"/>| published | createdAt <text:s text:c="10"/>| updatedAt <text:s text:c="10"/>|</text:p>
      <text:p text:style-name="P2">+----+-------------------+-------------------+-----------+---------------------+---------------------+</text:p>
      <text:p text:style-name="P2">| <text:s/>1 | JS: Node Tut #1 <text:s text:c="2"/>| Tut#1 Description | <text:s text:c="8"/>0 | 2019-12-13 01:13:57 | 2019-12-13 01:13:57 |</text:p>
      <text:p text:style-name="P2">| <text:s/>2 | JS: Node Tut #2 <text:s text:c="2"/>| Tut#2 Description | <text:s text:c="8"/>0 | 2019-12-13 01:16:08 | 2019-12-13 01:16:08 |</text:p>
      <text:p text:style-name="P2">| <text:s/>3 | JS: Vue Tut #3 <text:s text:c="3"/>| Tut#3 Description | <text:s text:c="8"/>1 | 2019-12-13 01:16:24 | 2019-12-13 01:22:51 |</text:p>
      <text:p text:style-name="P2">| <text:s/>4 | Vue Tut #4 <text:s text:c="7"/>| Tut#4 Description | <text:s text:c="8"/>1 | 2019-12-13 01:16:48 | 2019-12-13 01:25:28 |</text:p>
      <text:p text:style-name="P2">| <text:s/>5 | Node &amp; Vue Tut #5 | Tut#5 Description | <text:s text:c="8"/>1 | 2019-12-13 01:16:58 | 2019-12-13 01:25:30 |</text:p>
      <text:p text:style-name="P2">+----+-------------------+-------------------+-----------+---------------------+---------------------+</text:p>
      <text:p text:style-name="P2"/>
      <text:p text:style-name="P2">Найдите все учебные пособия, заголовок которых содержит «узел»: GET /tutorials?title=node</text:p>
      <text:p text:style-name="P2"/>
      <text:p text:style-name="P2">узел-js-экспресс-sequelize-mysql-пример-демо-поиск-объекты</text:p>
      <text:p text:style-name="P2"/>
      <text:p text:style-name="P2"/>
      <text:p text:style-name="P2">Найдите все опубликованные учебники с помощью GET /tutorials/publishedApi</text:p>
      <text:p text:style-name="P2"/>
      <text:p text:style-name="P2">узел-js-экспресс-sequelize-mysql-example-demo-find-active-objects</text:p>
      <text:p text:style-name="P2"/>
      <text:p text:style-name="P2"/>
      <text:p text:style-name="P2">Удалить учебник с помощью DELETE /tutorials/:idApi</text:p>
      <text:p text:style-name="P2"/>
      <text:p text:style-name="P2">node-js-express-sequelize-mysql-example-demo-delete-объект</text:p>
      <text:p text:style-name="P2"/>
      <text:p text:style-name="P2">Учебник с id = 2 был удален из tutorialsтаблицы:</text:p>
      <text:p text:style-name="P2"/>
      <text:p text:style-name="P2">mysql&gt; select * from tutorials;</text:p>
      <text:p text:style-name="P2">+----+-------------------+-------------------+-----------+---------------------+---------------------+</text:p>
      <text:p text:style-name="P2">| id | title <text:s text:c="12"/>| description <text:s text:c="6"/>| published | createdAt <text:s text:c="10"/>| updatedAt <text:s text:c="10"/>|</text:p>
      <text:p text:style-name="P2">+----+-------------------+-------------------+-----------+---------------------+---------------------+</text:p>
      <text:p text:style-name="P2">| <text:s/>1 | JS: Node Tut #1 <text:s text:c="2"/>| Tut#1 Description | <text:s text:c="8"/>0 | 2019-12-13 01:13:57 | 2019-12-13 01:13:57 |</text:p>
      <text:p text:style-name="P2">| <text:s/>3 | JS: Vue Tut #3 <text:s text:c="3"/>| Tut#3 Description | <text:s text:c="8"/>1 | 2019-12-13 01:16:24 | 2019-12-13 01:22:51 |</text:p>
      <text:p text:style-name="P2">| <text:s/>4 | Vue Tut #4 <text:s text:c="7"/>| Tut#4 Description | <text:s text:c="8"/>1 | 2019-12-13 01:16:48 | 2019-12-13 01:25:28 |</text:p>
      <text:p text:style-name="P2">| <text:s/>5 | Node &amp; Vue Tut #5 | Tut#5 Description | <text:s text:c="8"/>1 | 2019-12-13 01:16:58 | 2019-12-13 01:25:30 |</text:p>
      <text:p text:style-name="P2">+----+-------------------+-------------------+-----------+---------------------+---------------------+</text:p>
      <text:p text:style-name="P2"/>
      <text:p text:style-name="P2">Удалите все учебники с помощью DELETE /tutorialsApi</text:p>
      <text:p text:style-name="P2"/>
      <text:p text:style-name="P2">узел-js-экспресс-sequelize-mysql-пример-демонстрация-удаление-все-объекты</text:p>
      <text:p text:style-name="P2"/>
      <text:p text:style-name="P2">Теперь в tutorialsтаблице нет строк :</text:p>
      <text:p text:style-name="P2"/>
      <text:p text:style-name="P2">mysql&gt; SELECT * FROM tutorials;</text:p>
      <text:p text:style-name="P2">Empty set (0.00 sec)</text:p>
      <text:p text:style-name="P2">Вывод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1T23:10:14.917000000</dc:date>
    <meta:editing-duration>PT6H29M59S</meta:editing-duration>
    <meta:editing-cycles>38</meta:editing-cycles>
    <meta:generator>LibreOffice/7.0.1.2$Windows_X86_64 LibreOffice_project/7cbcfc562f6eb6708b5ff7d7397325de9e764452</meta:generator>
    <meta:document-statistic meta:table-count="0" meta:image-count="0" meta:object-count="0" meta:page-count="10" meta:paragraph-count="450" meta:word-count="2123" meta:character-count="16761" meta:non-whitespace-character-count="14051"/>
  </office:meta>
</office:document-meta>
</file>